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 style:list-style-name="L1">
      <style:text-properties style:font-name="Calibri" fo:font-weight="bold" style:font-weight-asian="bold" style:font-weight-complex="bold"/>
    </style:style>
    <style:style style:name="P5" style:family="paragraph" style:parent-style-name="Standard">
      <style:text-properties style:font-name="Calibri" fo:font-weight="normal" style:font-weight-asian="normal" style:font-weight-complex="normal"/>
    </style:style>
    <style:style style:name="P6" style:family="paragraph" style:parent-style-name="Standard" style:list-style-name="L1">
      <style:text-properties style:font-name="Calibri" fo:font-weight="normal" style:font-weight-asian="normal" style:font-weight-complex="normal"/>
    </style:style>
    <style:style style:name="P7" style:family="paragraph" style:parent-style-name="Standard" style:list-style-name="L1">
      <style:text-properties style:font-name="Calibri"/>
    </style:style>
    <style:style style:name="P8" style:family="paragraph" style:parent-style-name="Standard" style:list-style-name="L1">
      <style:text-properties style:font-name="Calibri" fo:font-style="italic" fo:background-color="#ffff00" style:font-style-asian="italic" style:font-style-complex="italic"/>
    </style:style>
    <style:style style:name="P9" style:family="paragraph" style:parent-style-name="Standard">
      <style:text-properties style:font-name="Calibri" fo:font-style="italic" fo:font-weight="normal" fo:background-color="#ffff00" style:font-style-asian="italic" style:font-weight-asian="normal" style:font-style-complex="italic" style:font-weight-complex="normal"/>
    </style:style>
    <style:style style:name="P10" style:family="paragraph" style:parent-style-name="Standard" style:list-style-name="L1">
      <style:text-properties style:font-name="Calibri" fo:font-style="italic" fo:font-weight="normal" fo:background-color="#ffff00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text-properties style:font-name="Calibri"/>
    </style:style>
    <style:style style:name="P12" style:family="paragraph" style:parent-style-name="Standard" style:list-style-name="L1">
      <style:text-properties style:font-name="Calibri" fo:font-style="normal" style:font-style-asian="normal" style:font-style-complex="normal"/>
    </style:style>
    <style:style style:name="P13" style:family="paragraph" style:parent-style-name="Standard" style:list-style-name="L1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CC committee meeting minutes 15.01.2013</text:p>
      <text:p text:style-name="P2"/>
      <text:p text:style-name="P2">Present: Aiora, Jess Stirrups, Matt, Bela, Adrian, Xian Jie, Alex, Stuart, Serena</text:p>
      <text:p text:style-name="P3"/>
      <text:p text:style-name="P3">Summary: </text:p>
      <text:p text:style-name="P5"/>
      <text:p text:style-name="P5">1. Caving meets: huts and permits all booked. Volunteers for leading are welcome.</text:p>
      <text:p text:style-name="P5">2. Training this term: waiting for Queens to give dates.</text:p>
      <text:p text:style-name="P5">3. Calendar of socials this term: lunches keep going; Chinese/Curry; Alex/Wookey talk; First aid session;</text:p>
      <text:p text:style-name="P5">4. Journal: no change from December; Start writing / collecting stuff for next issue.</text:p>
      <text:p text:style-name="P5">5. Situation of the accounts and debt collection: debtors to be reminded</text:p>
      <text:p text:style-name="P5">6. Kit: £500 left over from SRT kits to be spent on fixing oversuits and making new first aid kits; </text:p>
      <text:p text:style-name="P5">7. Club membership renewals 2013: 34 members signed up, papers sent off to BCA.</text:p>
      <text:p text:style-name="P5">8. Expo: Serena and Alex share leader post; dates set last week of July (30/07) – end of August</text:p>
      <text:p text:style-name="P5">9. Easter trip to France: Mark organising</text:p>
      <text:p text:style-name="P5">10. Annual dinner @ St John's</text:p>
      <text:p text:style-name="P3"/>
      <text:list xml:id="list29368805" text:style-name="L1">
        <text:list-header>
          <text:p text:style-name="P4">Agenda:</text:p>
        </text:list-header>
      </text:list>
      <text:p text:style-name="P3"/>
      <text:list xml:id="list29646535" text:continue-numbering="true" text:style-name="L1">
        <text:list-item>
          <text:p text:style-name="P4">Caving meets: leaders? permits?</text:p>
          <text:list>
            <text:list-item>
              <text:p text:style-name="P7">Matt: Permits all booked.</text:p>
              <text:p text:style-name="P7"/>
            </text:list-item>
            <text:list-item>
              <text:p text:style-name="P7">25-27 Jan South Wales – SWCC – Matt and Adrian</text:p>
            </text:list-item>
            <text:list-item>
              <text:p text:style-name="P7">8-10 Feb Peak district – Matt / Adrian (highly likely but can't promise)</text:p>
            </text:list-item>
            <text:list-item>
              <text:p text:style-name="P7">22-24 Feb Yorkshire – Matt / Alex</text:p>
            </text:list-item>
            <text:list-item>
              <text:p text:style-name="P7">8-10 Mar South Wales – stay at White Walls – Alex / Bela</text:p>
              <text:p text:style-name="P7"/>
            </text:list-item>
            <text:list-item>
              <text:p text:style-name="P7">Concerns: </text:p>
              <text:list>
                <text:list-item>
                  <text:p text:style-name="P8">Peaks and Yorks meets need to be heavy on SRT</text:p>
                </text:list-item>
                <text:list-item>
                  <text:p text:style-name="P8">Make all meets novice-friendly, and allow them to go for 1 day</text:p>
                </text:list-item>
                <text:list-item>
                  <text:p text:style-name="P8">Matt will email club tomorrow to ask for leaders / drivers</text:p>
                </text:list-item>
              </text:list>
            </text:list-item>
          </text:list>
        </text:list-item>
      </text:list>
      <text:p text:style-name="P2"/>
      <text:list xml:id="list29643195" text:continue-numbering="true" text:style-name="L1">
        <text:list-item>
          <text:p text:style-name="P4">Training this term: Any news about the venue &amp; dates?</text:p>
          <text:list>
            <text:list-item>
              <text:p text:style-name="P7">Waiting for Stuart.</text:p>
            </text:list-item>
            <text:list-item>
              <text:p text:style-name="P7">Enters Stuart.</text:p>
            </text:list-item>
            <text:list-item>
              <text:p text:style-name="P8">Stuart to check with Queens “imminently”</text:p>
            </text:list-item>
          </text:list>
          <text:p text:style-name="P7"/>
        </text:list-item>
        <text:list-item>
          <text:p text:style-name="P4">Calendar of socials this term (*see details below)</text:p>
          <text:list>
            <text:list-item>
              <text:p text:style-name="P7">Are lunches going? - Yes.</text:p>
            </text:list-item>
            <text:list-item>
              <text:p text:style-name="P4">Curries / Chinese</text:p>
              <text:list>
                <text:list-item>
                  <text:p text:style-name="P8">Woody to organise Chinese in W2 (21-27 Jan)</text:p>
                </text:list-item>
                <text:list-item>
                  <text:p text:style-name="P7">Potluck?</text:p>
                </text:list-item>
                <text:list-item>
                  <text:p text:style-name="P7">Further dinners to be organised once we know training dates, but try to get them in between meets.</text:p>
                </text:list-item>
              </text:list>
            </text:list-item>
            <text:list-item>
              <text:p text:style-name="P4">Alex / Wookey double-act talk 5 March</text:p>
              <text:list>
                <text:list-item>
                  <text:p text:style-name="P7">Bookings at the Grad Union opened? </text:p>
                </text:list-item>
                <text:list-item>
                  <text:p text:style-name="P7">Other options = Cambridge Union </text:p>
                </text:list-item>
                <text:list-item>
                  <text:p text:style-name="P10">Serena to try booking a room at John's</text:p>
                </text:list-item>
              </text:list>
            </text:list-item>
            <text:list-item>
              <text:p text:style-name="P4"><text:soft-page-break/>First Aid session</text:p>
              <text:list>
                <text:list-item>
                  <text:p text:style-name="P10">Serena to run a first-aid session</text:p>
                </text:list-item>
              </text:list>
            </text:list-item>
          </text:list>
        </text:list-item>
      </text:list>
      <text:p text:style-name="P9"/>
      <text:list xml:id="list29651851" text:continue-numbering="true" text:style-name="L1">
        <text:list-header>
          <text:p text:style-name="P7"/>
        </text:list-header>
        <text:list-item>
          <text:p text:style-name="P4">Journal:</text:p>
          <text:list>
            <text:list-item>
              <text:p text:style-name="P7">2012 current situation: How many are left? Is the balance ok?</text:p>
              <text:list>
                <text:list-item>
                  <text:p text:style-name="P7">Alex: nothing has changed (cf. Minutes from 04.12.2012): </text:p>
                </text:list-item>
              </text:list>
            </text:list-item>
          </text:list>
        </text:list-item>
      </text:list>
      <text:list xml:id="list29514026" text:style-name="L2">
        <text:list-item>
          <text:list>
            <text:list-item>
              <text:list>
                <text:list-item>
                  <text:p text:style-name="P11">53 distributed and paid</text:p>
                </text:list-item>
                <text:list-item>
                  <text:p text:style-name="P11">3 sent but not paid</text:p>
                </text:list-item>
                <text:list-item>
                  <text:p text:style-name="P11">2 donated + 7 to be donated</text:p>
                </text:list-item>
                <text:list-item>
                  <text:p text:style-name="P11">4 paid for but not sent yet</text:p>
                </text:list-item>
                <text:list-item>
                  <text:p text:style-name="P11">14 requested but not paid and not sent</text:p>
                </text:list-item>
                <text:list-item>
                  <text:p text:style-name="P11">21 left at Alex's</text:p>
                </text:list-item>
              </text:list>
            </text:list-item>
          </text:list>
        </text:list-item>
      </text:list>
      <text:list xml:id="list29647515" text:continue-list="list29651851" text:style-name="L1">
        <text:list-item>
          <text:list>
            <text:list-item>
              <text:p text:style-name="P7">New edition?</text:p>
              <text:list>
                <text:list-item>
                  <text:p text:style-name="P12">Let's leave it a year.</text:p>
                </text:list-item>
                <text:list-item>
                  <text:p text:style-name="P8">Start writing / collecting stuff.</text:p>
                </text:list-item>
              </text:list>
            </text:list-item>
          </text:list>
          <text:p text:style-name="P7"/>
        </text:list-item>
        <text:list-item>
          <text:p text:style-name="P4">Situation of the accounts and debt collection</text:p>
          <text:list>
            <text:list-item>
              <text:p text:style-name="P6">None of the people who were emailed in December has responded</text:p>
              <text:list>
                <text:list-item>
                  <text:p text:style-name="P10">Debt-collectors to chase people up again</text:p>
                </text:list-item>
                <text:list-item>
                  <text:p text:style-name="P10">Re-consider at next meeting</text:p>
                </text:list-item>
              </text:list>
            </text:list-item>
            <text:list-item>
              <text:p text:style-name="P6">Otherwise “accounts are ok”</text:p>
            </text:list-item>
            <text:list-item>
              <text:p text:style-name="P6">Unpaid Tshirts - Let's be proactive with getting people to buy T-shirts (c.10 'man is but a caver' left)</text:p>
            </text:list-item>
          </text:list>
          <text:p text:style-name="P6"/>
        </text:list-item>
        <text:list-item>
          <text:p text:style-name="P4">Kit. </text:p>
          <text:list>
            <text:list-item>
              <text:p text:style-name="P6">We have £500 left over for SRT kits. The fee can now be reduced or redirected to other parts of kit.</text:p>
              <text:list>
                <text:list-item>
                  <text:p text:style-name="P6">Stuart suggests £300 to be redirected for general purposes</text:p>
                </text:list-item>
                <text:list-item>
                  <text:p text:style-name="P6">Meet leaders to feed back to Stuart if we need anything.</text:p>
                </text:list-item>
                <text:list-item>
                  <text:p text:style-name="P10">Re-discuss at next meeting</text:p>
                </text:list-item>
              </text:list>
            </text:list-item>
            <text:list-item>
              <text:p text:style-name="P4">Fixing oversuits and tackle sacks -</text:p>
              <text:list>
                <text:list-item>
                  <text:p text:style-name="P10">Xian Jie to get quotes – call Jumpsuits and Beast products; send photos to get a specific quote</text:p>
                </text:list-item>
              </text:list>
            </text:list-item>
            <text:list-item>
              <text:p text:style-name="P4">First aid kits</text:p>
              <text:list>
                <text:list-item>
                  <text:p text:style-name="P8">Serena to make a few</text:p>
                </text:list-item>
              </text:list>
            </text:list-item>
            <text:list-item>
              <text:p text:style-name="P4">Sign out book</text:p>
              <text:list>
                <text:list-item>
                  <text:p text:style-name="P10">Stuart to print new sheets</text:p>
                </text:list-item>
              </text:list>
              <text:p text:style-name="P7"/>
            </text:list-item>
          </text:list>
        </text:list-item>
        <text:list-item>
          <text:p text:style-name="P4">Club membership renewals 2013</text:p>
          <text:list>
            <text:list-item>
              <text:p text:style-name="P6">Bela: 34 members signed up, papers sent off to BCA</text:p>
            </text:list-item>
            <text:list-item>
              <text:p text:style-name="P10">Meet leaders should check if novices going to meets are members OR have signed 1<text:span text:style-name="T1">st</text:span> trip insurance form</text:p>
            </text:list-item>
          </text:list>
          <text:p text:style-name="P7"/>
        </text:list-item>
        <text:list-item>
          <text:p text:style-name="P4">Expo</text:p>
          <text:list>
            <text:list-item>
              <text:p text:style-name="P7">Suggest your candidates for expo leader</text:p>
              <text:list>
                <text:list-item>
                  <text:p text:style-name="P8">Serena does paperwork now</text:p>
                </text:list-item>
                <text:list-item>
                  <text:p text:style-name="P8">Alex does last-minute preparations</text:p>
                </text:list-item>
              </text:list>
            </text:list-item>
            <text:list-item>
              <text:p text:style-name="P7">Other officers</text:p>
              <text:list>
                <text:list-item>
                  <text:p text:style-name="P7"><text:soft-page-break/>Matt volunteers to help</text:p>
                </text:list-item>
                <text:list-item>
                  <text:p text:style-name="P8">Serena to write an email calling for volunteers.</text:p>
                </text:list-item>
              </text:list>
            </text:list-item>
            <text:list-item>
              <text:p text:style-name="P7">Dates really need to be sorted.</text:p>
              <text:list>
                <text:list-item>
                  <text:p text:style-name="P13">Last week of July (30/07) – end of August</text:p>
                </text:list-item>
                <text:list-item>
                  <text:p text:style-name="P8">Alex to email announcing it. Give the list 48 hours to offer workable alternatives.</text:p>
                </text:list-item>
                <text:list-item>
                  <text:p text:style-name="P8">Jess to email Cormac and David Walker about Expo funding for novices</text:p>
                </text:list-item>
              </text:list>
              <text:p text:style-name="P7"/>
            </text:list-item>
          </text:list>
        </text:list-item>
        <text:list-item>
          <text:p text:style-name="P4">Easter trip to France</text:p>
          <text:list>
            <text:list-item>
              <text:p text:style-name="P6">6—13 April</text:p>
            </text:list-item>
            <text:list-item>
              <text:p text:style-name="P10">Mark is organising it.</text:p>
            </text:list-item>
          </text:list>
          <text:p text:style-name="P7"/>
        </text:list-item>
        <text:list-item>
          <text:p text:style-name="P4">Annual dinner</text:p>
          <text:list>
            <text:list-item>
              <text:p text:style-name="P6">St John's booked</text:p>
            </text:list-item>
            <text:list-item>
              <text:p text:style-name="P10">Xian Jie to get signature from James</text:p>
            </text:list-item>
            <text:list-item>
              <text:p text:style-name="P10">Xian Jie / David Walker to re-advertise to the list</text:p>
            </text:list-item>
          </text:list>
        </text:list-item>
      </text:list>
      <text:p text:style-name="P3"/>
      <text:list xml:id="list29657770" text:continue-numbering="true" text:style-name="L1">
        <text:list-item>
          <text:p text:style-name="P4">- Other matters</text:p>
          <text:list>
            <text:list-item>
              <text:p text:style-name="P6">none. </text:p>
              <text:p text:style-name="P6"/>
            </text:list-item>
          </text:list>
        </text:list-item>
        <text:list-item>
          <text:p text:style-name="P4">Meeting moves to the pub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la Dimova</meta:initial-creator>
    <meta:creation-date>2013-01-15T15:27:00.23</meta:creation-date>
    <dc:date>2013-01-16T09:50:48.52</dc:date>
    <dc:creator>Bela Dimova</dc:creator>
    <meta:editing-duration>PT5H30M22S</meta:editing-duration>
    <meta:editing-cycles>23</meta:editing-cycles>
    <meta:generator>OpenOffice.org/3.3$Win32 OpenOffice.org_project/330m20$Build-9567</meta:generator>
    <meta:document-statistic meta:table-count="0" meta:image-count="0" meta:object-count="0" meta:page-count="3" meta:paragraph-count="93" meta:word-count="761" meta:character-count="3935"/>
  </office:meta>
</office:document-meta>
</file>